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Cgroup enforcement limits 2012-11</text:h>
      <text:p text:style-name="Textbody"/>
      <text:h text:style-name="Heading2" text:outline-level="2">Overview</text:h>
      <text:p text:style-name="Textbody">With multicore machines, we would like to be able to have an operating system-enforced limit on resource consumption of a job. <text:s/>Some resources, like disk or virtual memory, HTCondor can enforce today, by polling and killing jobs which exceeded the limits. <text:s/>But it is difficult to enforce limits on some of the most important resources, like CPU and physical memory. <text:s/>POSIX gives us some ability to enable per-processes limits with ulimits, but HTCondor really needs per-job limits, and POSIX provides no way to implement this.<text:s/></text:p>
      <text:p text:style-name="Textbody"/>
      <text:h text:style-name="Heading2" text:outline-level="2">Proposed Solution</text:h>
      <text:p text:style-name="Textbody"/>
      <text:p text:style-name="Textbody">On Linux distributions with support cgroups, the starter can optionally put each job into its own cgroup, and monitor the physical memory utilization on the entire job, that is, the sum of all the processes in the job. <text:s/>Cgroups also gives the system the ability to enforce limits on each job. <text:s/>When cgroup monitoring is enabled, this feature will also write control information to the cgroup, allowing the os to enforce resource limits per job. <text:s/>The two resources initially to be limited are the CPU and physical memory. <text:s/>The physical memory will be set to the value of the MEMORY attribute of a given slot. <text:s/>If the MEMORY_LIMIT config file entry is set to “hard”, then the memory.limit_in_bytes will be set in the memory controller, if soft, the soft_limit_in_bytes will be written to. <text:s/>The default, or “none” will be to write nothing to these fields.</text:p>
      <text:p text:style-name="Textbody">The other resource to be controlled is the CPU. <text:s/>The starter will write a value to the cpu.shares field, proportional to the number of CPUs configured for the slot.</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reg Thain</meta:initial-creator>
    <dc:creator>gthain</dc:creator>
    <meta:creation-date>2012-11-23T15:06:00Z</meta:creation-date>
    <dc:date>2012-11-26T20:44:00Z</dc:date>
    <meta:template xlink:href="Normal" xlink:type="simple"/>
    <meta:editing-cycles>2</meta:editing-cycles>
    <meta:editing-duration>PT4320S</meta:editing-duration>
    <meta:document-statistic meta:page-count="1" meta:paragraph-count="3" meta:word-count="240" meta:character-count="1608" meta:row-count="11" meta:non-whitespace-character-count="1371"/>
  </office:meta>
</office:document-meta>
</file>